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outerFunctionBuilder.HEAD( RequestPredicate predicate , HandlerFunction &lt; ServerResponse &gt; handler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uterFunctionBuilder.DELETE( HandlerFunction &lt; ServerResponse &gt; handler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uterFunctionBuilder.before( Function &lt; ServerRequest , ServerRequest &gt; requestProcess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outerFunctionBuilder.GET( HandlerFunction &lt; ServerResponse &gt; handler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uterFunctionBuilder.DELETE( RequestPredicate predicate , HandlerFunction &lt; ServerResponse &gt; handler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uterFunctionBuilder.OPTIONS( String pattern , HandlerFunction &lt; ServerResponse &gt; handler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uterFunctionBuilder.OPTIONS( RequestPredicate predicate , HandlerFunction &lt; ServerResponse &gt; handler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uterFunctionBuilder.POST( String pattern , RequestPredicate predicate , HandlerFunction &lt; ServerResponse &gt; handler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uterFunctionBuilder.POST( HandlerFunction &lt; ServerResponse &gt; handler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uterFunctionBuilder.onError( Class &lt; ? extends Throwable &gt; exceptionType , BiFunction &lt; Throwable , ServerRequest , ServerResponse &gt; response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outerFunctionBuilder.resources( String pattern , Resource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uterFunctionBuilder.PATCH( String pattern , RequestPredicate predicate , HandlerFunction &lt; ServerResponse &gt; handler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uterFunctionBuilder.DELETE( String pattern , RequestPredicate predicate , HandlerFunction &lt; ServerResponse &gt; handler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uterFunctionBuilder.PUT( String pattern , RequestPredicate predicate , HandlerFunction &lt; ServerResponse &gt; handler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uterFunctionBuilder.filter( HandlerFilterFunction &lt; ServerResponse , ServerResponse &gt; filter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outerFunctionBuilder.GET( String pattern , HandlerFunction &lt; ServerResponse &gt; handler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uterFunctionBuilder.path( String pattern , Consumer &lt; RouterFunctions . Builder &gt; builder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uterFunctionBuilder.withAttribute( String name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uiltRouterFunction.route( ServerRequest 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outerFunctionBuilder.OPTIONS( String pattern , RequestPredicate predicate , HandlerFunction &lt; ServerResponse &gt; handler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uterFunctionBuilder.PATCH( String pattern , HandlerFunction &lt; ServerResponse &gt; handler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uterFunctionBuilder.PUT( String pattern , HandlerFunction &lt; ServerResponse &gt; handler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uterFunctionBuilder.path( String pattern , Supplier &lt; RouterFunction &lt; ServerResponse &gt; &gt; routerFunctionSuppl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uterFunctionBuilder.POST( RequestPredicate predicate , HandlerFunction &lt; ServerResponse &gt; handler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uterFunctionBuilder.HEAD( HandlerFunction &lt; ServerResponse &gt; handler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uterFunctionBuilder.resources( Function &lt; ServerRequest , Optional &lt; Resource &gt; &gt; lookup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uterFunctionBuilder.nest( RequestPredicate predicate , Supplier &lt; RouterFunction &lt; ServerResponse &gt; &gt; routerFunctionSuppl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outerFunctionBuilder.GET( RequestPredicate predicate , HandlerFunction &lt; ServerResponse &gt; handler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tRouterFunction.BuiltRouterFunction( List &lt; RouterFunction &lt; ServerResponse &gt; &gt; routerFunc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outerFunctionBuilder.DELETE( String pattern , HandlerFunction &lt; ServerResponse &gt; handler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uterFunctionBuilder.add( RequestPredicate predicate , HandlerFunction &lt; ServerResponse &gt; handler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outerFunctionBuilder.add( RouterFunction &lt; ServerResponse &gt; router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outerFunctionBuilder.PUT( RequestPredicate predicate , HandlerFunction &lt; ServerResponse &gt; handler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uterFunctionBuilder.POST( String pattern , HandlerFunction &lt; ServerResponse &gt; handler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uterFunctionBuilder.nest( RequestPredicate predicate , Consumer &lt; RouterFunctions . Builder &gt; builder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outerFunctionBuilder.route( RequestPredicate predicate , HandlerFunction &lt; ServerResponse &gt; handler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uterFunctionBuilder.PATCH( HandlerFunction &lt; ServerResponse &gt; handler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uterFunctionBuilder.PUT( HandlerFunction &lt; ServerResponse &gt; handler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uterFunctionBuilder.GET( String pattern , RequestPredicate predicate , HandlerFunction &lt; ServerResponse &gt; handler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tRouterFunction.accept( RouterFunctions . Visitor visi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uterFunctionBuilder.PATCH( RequestPredicate predicate , HandlerFunction &lt; ServerResponse &gt; handler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uterFunctionBuilder.build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outerFunctionBuilder.OPTIONS( HandlerFunction &lt; ServerResponse &gt; handler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uterFunctionBuilder.onError( Predicate &lt; Throwable &gt; predicate , BiFunction &lt; Throwable , ServerRequest , ServerResponse &gt; response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outerFunctionBuilder.withAttributes( Consumer &lt; Map &lt; String , Object &gt; &gt; attributesConsum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outerFunctionBuilder.HEAD( String pattern , HandlerFunction &lt; ServerResponse &gt; handler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uterFunctionBuilder.HEAD( String pattern , RequestPredicate predicate , HandlerFunction &lt; ServerResponse &gt; handler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uterFunctionBuilder.after( BiFunction &lt; ServerRequest , ServerResponse , ServerResponse &gt; responseProcess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